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5.761in" style:type="right" style:leader-style="dotted" style:leader-text="."/>
        </style:tab-stops>
      </style:paragraph-properties>
    </style:style>
    <style:style style:name="P2" style:family="paragraph" style:parent-style-name="Standard">
      <style:text-properties fo:font-size="18pt" style:font-size-asian="18pt" style:font-size-complex="18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65f15" officeooo:paragraph-rsid="00065f15"/>
    </style:style>
    <style:style style:name="P5" style:family="paragraph" style:parent-style-name="Standard">
      <style:text-properties officeooo:rsid="000c1279" officeooo:paragraph-rsid="000c1279"/>
    </style:style>
    <style:style style:name="P6" style:family="paragraph" style:parent-style-name="Heading_20_1">
      <style:text-properties officeooo:rsid="0004b372" officeooo:paragraph-rsid="0004b372"/>
    </style:style>
    <style:style style:name="P7" style:family="paragraph" style:parent-style-name="Heading_20_1">
      <style:text-properties officeooo:paragraph-rsid="000d1303"/>
    </style:style>
    <style:style style:name="P8" style:family="paragraph" style:parent-style-name="Heading_20_2">
      <style:text-properties fo:font-size="14pt" fo:font-weight="normal" officeooo:paragraph-rsid="0018462e" style:font-size-asian="12.25pt" style:font-weight-asian="normal" style:font-size-complex="14pt" style:font-weight-complex="normal"/>
    </style:style>
    <style:style style:name="P9" style:family="paragraph" style:parent-style-name="Heading_20_2">
      <style:text-properties fo:font-size="14pt" fo:font-weight="normal" officeooo:rsid="0004b372" officeooo:paragraph-rsid="0018462e" style:font-size-asian="12.25pt" style:font-weight-asian="normal" style:font-size-complex="14pt" style:font-weight-complex="normal"/>
    </style:style>
    <style:style style:name="P10" style:family="paragraph" style:parent-style-name="Heading_20_2">
      <style:text-properties fo:font-size="14pt" fo:font-weight="normal" officeooo:rsid="001de0a3" officeooo:paragraph-rsid="001de0a3" style:font-size-asian="12.25pt" style:font-weight-asian="normal" style:font-size-complex="14pt" style:font-weight-complex="normal"/>
    </style:style>
    <style:style style:name="P11" style:family="paragraph" style:parent-style-name="Heading_20_2">
      <style:text-properties fo:font-size="14pt" fo:font-weight="normal" officeooo:rsid="001de0a3" officeooo:paragraph-rsid="002169da" style:font-size-asian="12.25pt" style:font-weight-asian="normal" style:font-size-complex="14pt" style:font-weight-complex="normal"/>
    </style:style>
    <style:style style:name="P12" style:family="paragraph" style:parent-style-name="Heading_20_2">
      <style:text-properties fo:font-size="14pt" fo:font-weight="normal" officeooo:rsid="001de0a3" officeooo:paragraph-rsid="0026d564" style:font-size-asian="12.25pt" style:font-weight-asian="normal" style:font-size-complex="14pt" style:font-weight-complex="normal"/>
    </style:style>
    <style:style style:name="P13" style:family="paragraph" style:parent-style-name="Heading_20_2">
      <style:text-properties fo:font-size="14pt" fo:font-weight="normal" officeooo:rsid="001de0a3" officeooo:paragraph-rsid="00285fda" style:font-size-asian="12.25pt" style:font-weight-asian="normal" style:font-size-complex="14pt" style:font-weight-complex="normal"/>
    </style:style>
    <style:style style:name="P14" style:family="paragraph" style:parent-style-name="Heading_20_2">
      <style:text-properties officeooo:rsid="0011ae92" officeooo:paragraph-rsid="0011ae92"/>
    </style:style>
    <style:style style:name="P15" style:family="paragraph" style:parent-style-name="Heading_20_2">
      <style:text-properties officeooo:paragraph-rsid="0011ae92"/>
    </style:style>
    <style:style style:name="P16" style:family="paragraph" style:parent-style-name="Heading_20_2">
      <style:text-properties officeooo:rsid="0004b372" officeooo:paragraph-rsid="001b5394"/>
    </style:style>
    <style:style style:name="P17" style:family="paragraph" style:parent-style-name="Heading_20_2">
      <style:text-properties officeooo:rsid="001de0a3" officeooo:paragraph-rsid="001de0a3"/>
    </style:style>
    <style:style style:name="P18" style:family="paragraph" style:parent-style-name="Standard" style:master-page-name="Standard">
      <style:paragraph-properties style:page-number="auto"/>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fo:color="#3465a4" style:font-name="Calibri light" fo:font-size="14pt" fo:font-weight="normal" officeooo:rsid="0011ae92" style:font-size-asian="14pt" style:font-weight-asian="normal" style:font-size-complex="14pt" style:font-weight-complex="normal"/>
    </style:style>
    <style:style style:name="P21" style:family="paragraph" style:parent-style-name="Standard">
      <style:text-properties officeooo:rsid="0004b372" officeooo:paragraph-rsid="0004b372"/>
    </style:style>
    <style:style style:name="P22" style:family="paragraph" style:parent-style-name="Standard">
      <style:text-properties officeooo:rsid="0004b372" officeooo:paragraph-rsid="00065f15"/>
    </style:style>
    <style:style style:name="P23" style:family="paragraph" style:parent-style-name="Standard">
      <style:text-properties officeooo:rsid="00085309" officeooo:paragraph-rsid="00085309"/>
    </style:style>
    <style:style style:name="P24" style:family="paragraph" style:parent-style-name="Standard">
      <style:text-properties officeooo:rsid="00085309" officeooo:paragraph-rsid="0008cd7c"/>
    </style:style>
    <style:style style:name="P25" style:family="paragraph" style:parent-style-name="Standard">
      <style:text-properties officeooo:paragraph-rsid="0004b372"/>
    </style:style>
    <style:style style:name="P26" style:family="paragraph" style:parent-style-name="Standard">
      <style:text-properties officeooo:rsid="000e746a" officeooo:paragraph-rsid="000e746a"/>
    </style:style>
    <style:style style:name="P27" style:family="paragraph" style:parent-style-name="Standard">
      <style:text-properties officeooo:paragraph-rsid="000d1303"/>
    </style:style>
    <style:style style:name="P28" style:family="paragraph" style:parent-style-name="Standard">
      <style:text-properties officeooo:rsid="00285fda" officeooo:paragraph-rsid="0029ce25"/>
    </style:style>
    <style:style style:name="P29" style:family="paragraph" style:parent-style-name="Text_20_body">
      <style:text-properties fo:font-size="11pt" officeooo:rsid="00137291" officeooo:paragraph-rsid="00137291" style:font-size-asian="9.60000038146973pt" style:font-size-complex="11pt"/>
    </style:style>
    <style:style style:name="P30" style:family="paragraph" style:parent-style-name="Text_20_body">
      <style:text-properties fo:font-size="11pt" officeooo:rsid="001b5394" officeooo:paragraph-rsid="001b5394" style:font-size-asian="9.60000038146973pt" style:font-size-complex="11pt"/>
    </style:style>
    <style:style style:name="P31" style:family="paragraph" style:parent-style-name="Text_20_body">
      <style:text-properties fo:font-size="11pt" officeooo:rsid="001de0a3" officeooo:paragraph-rsid="001de0a3" style:font-size-asian="9.60000038146973pt" style:font-size-complex="11pt"/>
    </style:style>
    <style:style style:name="P32" style:family="paragraph" style:parent-style-name="Text_20_body">
      <style:text-properties fo:font-size="11pt" officeooo:rsid="001de0a3" officeooo:paragraph-rsid="001fbaeb" style:font-size-asian="9.60000038146973pt" style:font-size-complex="11pt"/>
    </style:style>
    <style:style style:name="P33" style:family="paragraph" style:parent-style-name="Text_20_body">
      <style:text-properties fo:font-size="11pt" officeooo:rsid="001fbaeb" officeooo:paragraph-rsid="001fbaeb" style:font-size-asian="9.60000038146973pt" style:font-size-complex="11pt"/>
    </style:style>
    <style:style style:name="P34" style:family="paragraph" style:parent-style-name="Text_20_body">
      <style:text-properties fo:font-size="11pt" officeooo:rsid="002169da" officeooo:paragraph-rsid="002169da" style:font-size-asian="9.60000038146973pt" style:font-size-complex="11pt"/>
    </style:style>
    <style:style style:name="P35" style:family="paragraph" style:parent-style-name="Text_20_body">
      <style:text-properties fo:font-size="11pt" officeooo:rsid="002315f4" officeooo:paragraph-rsid="002315f4" style:font-size-asian="9.60000038146973pt" style:font-size-complex="11pt"/>
    </style:style>
    <style:style style:name="P36" style:family="paragraph" style:parent-style-name="Text_20_body">
      <style:text-properties fo:font-size="11pt" fo:font-weight="normal" officeooo:rsid="0026d564" officeooo:paragraph-rsid="0026ec08" style:font-size-asian="9.60000038146973pt" style:font-weight-asian="normal" style:font-size-complex="11pt" style:font-weight-complex="normal"/>
    </style:style>
    <style:style style:name="P37" style:family="paragraph" style:parent-style-name="Text_20_body">
      <style:text-properties officeooo:rsid="0018462e" officeooo:paragraph-rsid="0018462e"/>
    </style:style>
    <style:style style:name="T1" style:family="text">
      <style:text-properties fo:font-size="18pt" style:font-size-asian="18pt" style:font-size-complex="18pt"/>
    </style:style>
    <style:style style:name="T2" style:family="text">
      <style:text-properties fo:font-size="18pt" fo:language="en" fo:country="US" style:font-size-asian="18pt" style:font-size-complex="18pt"/>
    </style:style>
    <style:style style:name="T3" style:family="text">
      <style:text-properties fo:font-weight="bold" style:font-weight-asian="bold" style:font-weight-complex="bold"/>
    </style:style>
    <style:style style:name="T4" style:family="text">
      <style:text-properties fo:font-weight="bold" officeooo:rsid="0001b811"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text:display="true"/>
    </style:style>
    <style:style style:name="T7" style:family="text">
      <style:text-properties fo:language="en" fo:country="US"/>
    </style:style>
    <style:style style:name="T8" style:family="text">
      <style:text-properties officeooo:rsid="00065f15"/>
    </style:style>
    <style:style style:name="T9" style:family="text">
      <style:text-properties officeooo:rsid="00085309"/>
    </style:style>
    <style:style style:name="T10" style:family="text">
      <style:text-properties officeooo:rsid="0008cd7c"/>
    </style:style>
    <style:style style:name="T11" style:family="text">
      <style:text-properties officeooo:rsid="000a8478"/>
    </style:style>
    <style:style style:name="T12" style:family="text">
      <style:text-properties officeooo:rsid="000c1279"/>
    </style:style>
    <style:style style:name="T13" style:family="text">
      <style:text-properties officeooo:rsid="000d1303"/>
    </style:style>
    <style:style style:name="T14" style:family="text">
      <style:text-properties officeooo:rsid="000ec853"/>
    </style:style>
    <style:style style:name="T15" style:family="text">
      <style:text-properties officeooo:rsid="0011ae92"/>
    </style:style>
    <style:style style:name="T16" style:family="text">
      <style:text-properties fo:background-color="#0563c1" loext:char-shading-value="0"/>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11ae92" style:font-size-asian="12.25pt" style:font-weight-asian="normal" style:font-size-complex="14pt" style:font-weight-complex="normal"/>
    </style:style>
    <style:style style:name="T19" style:family="text">
      <style:text-properties fo:font-size="14pt" fo:font-weight="normal" officeooo:rsid="0018462e" style:font-size-asian="12.25pt" style:font-weight-asian="normal" style:font-size-complex="14pt" style:font-weight-complex="normal"/>
    </style:style>
    <style:style style:name="T20" style:family="text">
      <style:text-properties fo:font-size="14pt" fo:font-weight="normal" officeooo:rsid="001b5394" style:font-size-asian="12.25pt" style:font-weight-asian="normal" style:font-size-complex="14pt" style:font-weight-complex="normal"/>
    </style:style>
    <style:style style:name="T21" style:family="text">
      <style:text-properties officeooo:rsid="00137291"/>
    </style:style>
    <style:style style:name="T22" style:family="text">
      <style:text-properties fo:font-weight="normal" style:font-weight-asian="normal" style:font-weight-complex="normal"/>
    </style:style>
    <style:style style:name="T23" style:family="text">
      <style:text-properties fo:font-weight="normal" officeooo:rsid="0011ae92" style:font-weight-asian="normal" style:font-weight-complex="normal"/>
    </style:style>
    <style:style style:name="T24" style:family="text">
      <style:text-properties fo:font-weight="normal" officeooo:rsid="001481d3" style:font-weight-asian="normal" style:font-weight-complex="normal"/>
    </style:style>
    <style:style style:name="T25" style:family="text">
      <style:text-properties fo:font-weight="normal" officeooo:rsid="00160713" style:font-weight-asian="normal" style:font-weight-complex="normal"/>
    </style:style>
    <style:style style:name="T26" style:family="text">
      <style:text-properties fo:font-weight="normal" officeooo:rsid="0017902b" style:font-weight-asian="normal" style:font-weight-complex="normal"/>
    </style:style>
    <style:style style:name="T27" style:family="text">
      <style:text-properties fo:font-weight="normal" officeooo:rsid="0018462e" style:font-weight-asian="normal" style:font-weight-complex="normal"/>
    </style:style>
    <style:style style:name="T28" style:family="text">
      <style:text-properties fo:font-weight="normal" officeooo:rsid="001bc12a" style:font-weight-asian="normal" style:font-weight-complex="normal"/>
    </style:style>
    <style:style style:name="T29" style:family="text">
      <style:text-properties fo:font-weight="normal" officeooo:rsid="001d5c1c" style:font-weight-asian="normal" style:font-weight-complex="normal"/>
    </style:style>
    <style:style style:name="T30" style:family="text">
      <style:text-properties fo:font-weight="normal" officeooo:rsid="001de0a3" style:font-weight-asian="normal" style:font-weight-complex="normal"/>
    </style:style>
    <style:style style:name="T31" style:family="text">
      <style:text-properties fo:font-weight="normal" officeooo:rsid="001fbaeb" style:font-weight-asian="normal" style:font-weight-complex="normal"/>
    </style:style>
    <style:style style:name="T32" style:family="text">
      <style:text-properties fo:font-weight="normal" officeooo:rsid="002169da" style:font-weight-asian="normal" style:font-weight-complex="normal"/>
    </style:style>
    <style:style style:name="T33" style:family="text">
      <style:text-properties fo:font-weight="normal" officeooo:rsid="0021c606" style:font-weight-asian="normal" style:font-weight-complex="normal"/>
    </style:style>
    <style:style style:name="T34" style:family="text">
      <style:text-properties fo:font-weight="normal" officeooo:rsid="00243b21" style:font-weight-asian="normal" style:font-weight-complex="normal"/>
    </style:style>
    <style:style style:name="T35" style:family="text">
      <style:text-properties fo:font-weight="normal" officeooo:rsid="0029ce25" style:font-weight-asian="normal" style:font-weight-complex="normal"/>
    </style:style>
    <style:style style:name="T36" style:family="text">
      <style:text-properties officeooo:rsid="0018462e"/>
    </style:style>
    <style:style style:name="T37" style:family="text">
      <style:text-properties officeooo:rsid="0019c4e3"/>
    </style:style>
    <style:style style:name="T38" style:family="text">
      <style:text-properties officeooo:rsid="001b5394"/>
    </style:style>
    <style:style style:name="T39" style:family="text">
      <style:text-properties officeooo:rsid="001d5c1c"/>
    </style:style>
    <style:style style:name="T40" style:family="text">
      <style:text-properties officeooo:rsid="001de0a3"/>
    </style:style>
    <style:style style:name="T41" style:family="text">
      <style:text-properties officeooo:rsid="002169da"/>
    </style:style>
    <style:style style:name="T42" style:family="text">
      <style:text-properties officeooo:rsid="0021c606"/>
    </style:style>
    <style:style style:name="T43" style:family="text">
      <style:text-properties officeooo:rsid="00243b21"/>
    </style:style>
    <style:style style:name="T44" style:family="text">
      <style:text-properties officeooo:rsid="00259442"/>
    </style:style>
    <style:style style:name="T45" style:family="text">
      <style:text-properties officeooo:rsid="0026d564"/>
    </style:style>
    <style:style style:name="T46" style:family="text">
      <style:text-properties officeooo:rsid="0026ec08"/>
    </style:style>
    <style:style style:name="T47" style:family="text">
      <style:text-properties officeooo:rsid="00285fda"/>
    </style:style>
    <style:style style:name="T48" style:family="text">
      <style:text-properties officeooo:rsid="0029ce2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Έκθεση </text:span><text:span text:style-name="T2">Project</text:span><text:span text:style-name="T1"> για το μάθημα «Προγραμματισμός Διαδικτύου» - Ακαδημαϊκό Έτος 2020 - 2021</text:span></text:p>
      <text:p text:style-name="Standard"><text:span text:style-name="T1">Τίτλος </text:span><text:span text:style-name="T2">Project</text:span><text:span text:style-name="T1">: «Ιστοσελίδα για αστικές συγκοινωνίες»</text:span></text:p>
      <text:p text:style-name="P2"/>
      <text:p text:style-name="P19">Ομάδα</text:p>
      <text:p text:style-name="Standard"><text:span text:style-name="T3">Καρδούτσος Άγγελος – Α.Μ.: 1059372, Έτος: 4</text:span><text:span text:style-name="T5">ο</text:span></text:p>
      <text:p text:style-name="Standard"><text:span text:style-name="T3">Καλδής Χρήστος <text:s/>- Α.Μ.: 105</text:span><text:span text:style-name="T4">9364</text:span><text:span text:style-name="T3">, Έτος: 4</text:span><text:span text:style-name="T5">ο</text:span></text:p>
      <text:p text:style-name="P3"/>
      <text:table-of-content text:style-name="Sect1" text:protected="true" text:name="Table of Contents1">
        <text:table-of-content-source text:outline-level="3" text:use-index-marks="false">
          <text:index-title-template text:style-name="Contents_20_Heading">Περιεχόμενα</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Περιεχόμενα</text:p>
          </text:index-title>
          <text:p text:style-name="P1"><text:a xlink:type="simple" xlink:href="#_Toc73731965" text:style-name="Index_20_Link" text:visited-style-name="Index_20_Link">1. Εισαγωγή</text:a><text:a xlink:type="simple" xlink:href="#_Toc73731965" text:style-name="Index_20_Link" text:visited-style-name="Index_20_Link"><text:span text:style-name="T6"><text:tab/>1</text:span></text:a></text:p>
          <text:p text:style-name="Standard"/>
        </text:index-body>
      </text:table-of-content>
      <text:p text:style-name="P3"/>
      <text:h text:style-name="Heading_20_1" text:outline-level="1"><text:bookmark-start text:name="_Toc73731965"/>1. Εισαγωγή<text:bookmark-end text:name="_Toc73731965"/> – Παρουσίαση Μικρόκοσμου</text:h>
      <text:p text:style-name="P20"><text:span text:style-name="T16"/></text:p>
      <text:h text:style-name="P14" text:outline-level="2"><text:span text:style-name="T17">1.1 Εισαγωγή</text:span></text:h>
      <text:p text:style-name="Standard">Στόχος της εργασίας είναι η δημιουργία ενός <text:span text:style-name="T7">server</text:span>, ο οποίος θα φιλοξενεί <text:span text:style-name="T21">μια</text:span>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 <text:span text:style-name="T7">server</text:span>, ο οποίος θα φιλοξενεί μία ιστοσελίδα. Ο χρήστης (<text:span text:style-name="T7">client</text:span>) θα πραγματοποιεί αιτήματα στο <text:span text:style-name="T7">server</text:span>, ο οποίος πρέπει να του επιστρέφει τη σελίδα, που περιέχει τις πληροφορίες, που επιθυμεί ο χρήστης. <text:span text:style-name="T15">Οι σελίδες δημιουργήθηκαν προσπαθώντας να καλύψουν τις απαιτήσεις <text:s/>του μικρόκοσμου.</text:span></text:p>
      <text:p text:style-name="P28">Η ανάπτυξη της ιστοσελίδας και των τεχνολογιών έγινε με τη σειρά που εισήχθηκαν στο μάθημα. <text:span text:style-name="T48">Η</text:span> μοντελοποίηση μίας βάσης δεδομένων σύμφωνα με τις απαιτήσεις ενός μικρόκοσμου ήταν ήδη γνωστός από προηγούμενο μάθημα <text:span text:style-name="T48">και αναπτύχθηκε πρώτος</text:span>. Έπειτα, αναπτύχθηκε η ιστοσελίδα από την πλευρά του χρήστη και στη συνέχεια ξεκίνησε η ανάπτυξη της εφαρμογής στην πλευρά του εξυπηρετητή και η σύνδεση και επικοινωνία με τη βάση δεδομένων που σχεδιάστηκε στην αρχή. </text:p>
      <text:h text:style-name="P15" text:outline-level="2"><text:span text:style-name="T18">1.2 Περιγραφή Μικρόκοσμου</text:span></text:h>
      <text:p text:style-name="P29"><text:span text:style-name="T23">Ο</text:span><text:span text:style-name="T22">ι ανάγκες και οι δυνατότητες του μικρόκοσμου εξετάστηκαν σε σχέση με τις ιστοσελίδες των αστικών λεωφορείων μεγάλων πόλεων της Ελλάδας. </text:span><text:span text:style-name="T24">Η ιστοσελίδα μας βασίζεται στα </text:span><text:soft-page-break/><text:span text:style-name="T24">δρομολόγια και τις υπηρεσίες που παρέχονται στην Πάτρα. Τα λεωφορεία χωρίζονται σε </text:span><text:span text:style-name="T22"><text:s/></text:span><text:span text:style-name="T24">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text:span><text:span text:style-name="T27">ή</text:span><text:span text:style-name="T24"> εισιτήριο. Τέλος τα νέα περιέχουν τις τελευταίες ανακοινώσεις σχετικά με τ</text:span><text:span text:style-name="T27">ην</text:span><text:span text:style-name="T24"> μετακ</text:span><text:span text:style-name="T27">ί</text:span><text:span text:style-name="T24">ν</text:span><text:span text:style-name="T27">η</text:span><text:span text:style-name="T24">σ</text:span><text:span text:style-name="T27">η</text:span><text:span text:style-name="T24"> στην πόλη. </text:span><text:span text:style-name="T25">Με βάση τα παραπάνω μπορούμε εύκολα να βρούμε τις οντότητες που χρειάζονται </text:span><text:span text:style-name="T26">για τον εννοιολογικό σχεδιασμό της βάσης μας</text:span><text:span text:style-name="T25">.</text:span></text:p>
      <text:h text:style-name="P9" text:outline-level="2"><text:span text:style-name="T36">1</text:span><text:span text:style-name="T15">.</text:span><text:span text:style-name="T36">3 Εννοιολογικός Σχεδιασμός</text:span></text:h>
      <text:p text:style-name="P37">Ο εννοιολογικός σχεδιασμός αποτελεί το <text:span text:style-name="T37">πρώτο βήμα δημιουργίας της βάσης δεδομένων μετά την περιγραφή του μικρόκοσμου. Προσπαθεί να αποτυπώσει τα κύρια στοιχεία της βάσης που αποτελούν τις οντότητες και τα χαρακτηριστικά τους </text:span><text:span text:style-name="T38">που τα περιγράφουν.</text:span><text:span text:style-name="T37"> </text:span><text:span text:style-name="T38">Παράλληλα γίνεται ο χαρακτηρισμός των τύπων κάθε γνωρίσματος καθώς και η εύρεση γνωρισμάτων κλειδιών. </text:span><text:span text:style-name="T39">Στη συνέχεια</text:span><text:span text:style-name="T38">, μια πρώτη εκτίμηση του πεδίου ορισμού κάθε γνωρίσματος για την ανάθεση σωστού τύπου μεταβλητής στο σχεσιακό μοντέλο κα</text:span><text:span text:style-name="T43">θώς και</text:span><text:span text:style-name="T38"> στη βάση </text:span><text:span text:style-name="T43">δεδομένων</text:span><text:span text:style-name="T38"> μας. </text:span><text:span text:style-name="T39">Ένας καλός εννοιολογικός σχεδιασμός επιταχύνει τη δημιουργία, </text:span><text:span text:style-name="T40">την ανάπτυξη και την συντήρηση μίας βάσης</text:span><text:span text:style-name="T39">.</text:span></text:p>
      <text:h text:style-name="P16" text:outline-level="2"><text:span text:style-name="T19">1</text:span><text:span text:style-name="T18">.</text:span><text:span text:style-name="T20">4</text:span><text:span text:style-name="T19"> </text:span><text:span text:style-name="T20">Σχεσιακό Μοντέλο</text:span></text:h>
      <text:p text:style-name="P30"><text:span text:style-name="T22">Δομούνται οι αντίστοιχοι πίνακες για κάθε οντότητα. Η μετάβαση από τους πίνακες του σχεσιακ</text:span><text:span text:style-name="T28">ού</text:span><text:span text:style-name="T22"> μοντέλου στους πίνακες μίας σχεσιακής </text:span><text:span text:style-name="T28">βάσης δεδομένων αποτελεί μία </text:span><text:span text:style-name="T30">αλλαγή</text:span><text:span text:style-name="T22"> </text:span><text:span text:style-name="T28">που</text:span><text:span text:style-name="T22"> είναι σχετικά μικρή με </text:span><text:span text:style-name="T28">λίγε</text:span><text:span text:style-name="T22">ς διαφορές. Φαίνεται λοιπόν, η αξία του εννοιολογικού μοντέλου και η διευκόλυνσή του για τη δημιουργία της βάσης από αυτό το στάδιο. </text:span><text:span text:style-name="T28">Τηρούνται οι απαραίτητοι μετασχηματισμοί </text:span><text:span text:style-name="T29">για τη δημιουργία αξιοποιήσιμου σχεσιακού μοντέλου</text:span><text:span text:style-name="T28">, χρειάστηκαν επιπλέον πίνακες για τη συσχέτιση των οντοτήτων με </text:span><text:span text:style-name="T29">λόγο</text:span><text:span text:style-name="T28"> πληθ</text:span><text:span text:style-name="T29">ι</text:span><text:span text:style-name="T28">κότητα</text:span><text:span text:style-name="T29">ς </text:span><text:span text:style-name="T28">πολλά προς πολλά. </text:span></text:p>
      <text:p text:style-name="Standard"/>
      <text:h text:style-name="P6" text:outline-level="1">2. Σχεδιασμός της Πλευράς του Πελάτη</text:h>
      <text:p text:style-name="P21"/>
      <text:h text:style-name="P8" text:outline-level="2"><text:span text:style-name="T36">2</text:span><text:span text:style-name="T15">.</text:span><text:span text:style-name="T36">1 Τεχνολογίες Υλοποίησης </text:span><text:span text:style-name="T40">Πελάτη</text:span></text:h>
      <text:p text:style-name="P22">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text:span text:style-name="T8">γεγονότων </text:span><text:span text:style-name="T11">και τη διαδραστικότητα της εφαρμογής</text:span><text:span text:style-name="T8">.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text:span><text:span text:style-name="T10">και δεν πρέπει να συγχέονται οι ρόλοι της κάθε μιας. </text:span><text:span text:style-name="T40">Σ</text:span><text:span text:style-name="T8">το πρόγραμμα έγινε προσπάθεια διαχωρισμού των αρχείων σύμφωνα με το σκοπό τους.</text:span></text:p>
      <text:h text:style-name="P9" text:outline-level="2"><text:soft-page-break/><text:span text:style-name="T36">2</text:span><text:span text:style-name="T15">.</text:span><text:span text:style-name="T36">2 HTML</text:span></text:h>
      <text:p text:style-name="P4">Το πρώτο βήμα ήταν ο σχεδιασμός του περιεχομένου της ιστοσελίδας. Βρέθηκαν <text:span text:style-name="T9">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text:span><text:span text:style-name="T10">και</text:span><text:span text:style-name="T9"> μια μπάρα περιήγησης που μεταφέρει το χρήστη στις υπόλοιπες σελίδες. </text:span><text:span text:style-name="T10">Ε</text:span><text:span text:style-name="T9">πιλέχθηκαν επίσης κομμάτια των υπόλοιπων σελίδων που είναι πιο πιθανό να αναζητούν οι επισκέπτες της ιστοσελίδας και παρουσιάστηκαν στην αρχική </text:span><text:span text:style-name="T10">σελίδα για</text:span><text:span text:style-name="T9"> διευκόλυνσή τους. </text:span><text:s/></text:p>
      <text:p text:style-name="P23">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text:span text:style-name="T10">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text:span><text:span text:style-name="T11">σε διαφορετικές σελίδες και αρχεία HTML</text:span><text:span text:style-name="T10">. </text:span></text:p>
      <text:h text:style-name="P9" text:outline-level="2"><text:span text:style-name="T36">2</text:span><text:span text:style-name="T15">.</text:span><text:span text:style-name="T36">3 CSS</text:span></text:h>
      <text:p text:style-name="P24">Στη συνέχεια <text:s/><text:span text:style-name="T10">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text:span><text:span text:style-name="T11">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text:span><text:span text:style-name="T12">Με τον ίδιο τρόπο που χωρίστηκαν τα αρχεία για τη δομή της σελίδας χωρίστηκαν και για τη μορφοποίησή της και γράφτηκαν σε CSS.</text:span></text:p>
      <text:h text:style-name="P9" text:outline-level="2"><text:span text:style-name="T36">2</text:span><text:span text:style-name="T15">.</text:span><text:span text:style-name="T36">4 JavaScript</text:span></text:h>
      <text:p text:style-name="P5">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P6" text:outline-level="1">3. Σχεδιασμός στην Πλευρά του Εξυπηρετητή</text:h>
      <text:p text:style-name="P25"/>
      <text:h text:style-name="P10" text:outline-level="2">3<text:span text:style-name="T15">.</text:span><text:span text:style-name="T36">1 </text:span>Σχεδιασμός Βάσης Δεδομένων</text:h>
      <text:p text:style-name="P26">Κατά τον σχεδιασμό και υλοποίηση της διεπαφής του χρήστη παρατηρήθηκε η ανάγκη και η πρακτικότητα της βάσης δεδομένων. <text:span text:style-name="T42">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 MySql και η εισαγωγή και διαχείριση των δεδομένων πριν τη σύνδεσή της με την εφαρμογή μας έγινε μέσω phpMyAdmin.</text:span></text:p>
      <text:h text:style-name="P17" text:outline-level="2"><text:soft-page-break/><text:span text:style-name="T17">3</text:span><text:span text:style-name="T18">.</text:span><text:span text:style-name="T17">2</text:span><text:span text:style-name="T19"> Τεχνολογίες Υλοποίησης </text:span><text:span text:style-name="T17">Εξυπηρετητή</text:span></text:h>
      <text:p text:style-name="P31"><text:span text:style-name="T22">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text:span><text:span text:style-name="T31">μέσα από βιβλιοθήκες </text:span><text:span text:style-name="T22">όσο και για τη δομή του προγράμματος καθώς δεν χρειάζεται να αποτελείται από πολλές προγραμματιστικές γλώσσες.</text:span></text:p>
      <text:p text:style-name="P33"><text:span text:style-name="T22">Χρησιμοποιήθηκε η node.js και συγκεκριμένα η βιβλιοθήκη express.js που διευκολύνει τη διεκπεραίωση HTTP </text:span><text:span text:style-name="T32">και URI αιτημάτων</text:span><text:span text:style-name="T22">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 </text:span><text:span text:style-name="T32">Η απάντηση των αιτημάτων γίνεται σε μηχανές για template συγκεκριμένα γίνεται χρήση της Handlebars.js .</text:span></text:p>
      <text:h text:style-name="P11" text:outline-level="2"><text:span text:style-name="T41">3</text:span><text:span text:style-name="T15">.</text:span><text:span text:style-name="T41">3</text:span><text:span text:style-name="T36"> </text:span><text:span text:style-name="T41">Express</text:span></text:h>
      <text:p text:style-name="P35"><text:span text:style-name="T32">Τ</text:span><text:span text:style-name="T22">ο πρόγραμμα όπως γνωρίζουμε χωρίζεται σε τμήματα. <text:s/>Αρχικά υπάρχουν τα αρχεία index και app που ορίζουν τη σύνδεση και τα </text:span><text:span text:style-name="T34">απαραίτητα </text:span><text:span text:style-name="T22">αρχεία και πακέτα που χρειάζεται η εφαρμογή για την ορθή 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 επιστρέφει στο χρήστη μέσω ενός template. <text:s text:c="2"/></text:span></text:p>
      <text:h text:style-name="P11" text:outline-level="2"><text:span text:style-name="T41">3</text:span><text:span text:style-name="T15">.</text:span><text:span text:style-name="T41">4 Handlebars</text:span></text:h>
      <text:p text:style-name="P34"><text:span text:style-name="T22">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text:span><text:span text:style-name="T35">καθώς εισάγονται σε μορφή json κάθε φορά τα ίδια δεδομένα</text:span><text:span text:style-name="T22">. <text:s/>Υπάρχει ένα βασικό αρχείο το οποίο αποτελείται από το header και το footer της σελίδας, το &lt;main&gt; της σελίδας αλλάζει ανάλογα με το URI request του πελάτη και γράφτηκε στα διαφορετικά αρχεία hbs. </text:span><text:span text:style-name="T33">Παράλληλα συνδέεται με τα αντίστοιχα αρχεία μορφοποίησης και διαχείρισης γεγονότων που γράφτηκαν σε css, js κατά την ανάπτυξη του front-end.</text:span></text:p>
      <text:p text:style-name="P32"><text:span text:style-name="T22"/></text:p>
      <text:h text:style-name="P7" text:outline-level="1"><text:span text:style-name="T13">4. </text:span><text:span text:style-name="T14">Αποτελέσματα</text:span></text:h>
      <text:p text:style-name="P27"/>
      <text:h text:style-name="P12" text:outline-level="2"><text:span text:style-name="T44">4</text:span><text:span text:style-name="T15">.</text:span><text:span text:style-name="T36">1 </text:span><text:span text:style-name="T45">Αξιολόγηση Εφαρμογής</text:span></text:h>
      <text:p text:style-name="P36">Η αξιολόγηση έγινε εξετάζοντας αν οι πληροφορίες οι οποίες αναζητεί ο επισκέπτης βρίσκονται στην εφαρμογή και αν ναι, πόσο εύκολο είναι να βρεθούν. Οι απαιτήσεις του μικρόκοσμου δομήθηκαν έτσι ώστε να περιέχουν τις απαραίτητες πληροφορίες που παρουσιάζονται σε παρόμοιες ιστοσελίδες <text:span text:style-name="T46">και η προβολή τους χωρίστηκε σε διαφορετικές σελίδες της εφαρμογής</text:span>. </text:p>
      <text:p text:style-name="P36"><text:soft-page-break/><text:span text:style-name="T46">Οι χρήστες του διαδικτύου που επιλέγουν να περιηγηθούν στον παγκόσμιο ιστό χρησιμοποιώντας το κινητό τους τηλέφωνο αυξάνονται συνεχώς. Ωστόσο, κατά τη σχεδίαση μιας ιστοσελίδας ένα συνηθισμένο λάθος είναι να μη λαμβάνεται υπόψιν η προβολή και η λειτουργία της εφαρμογής για μικρής κλίμακας οθόνες. Επειδή η εφαρμογή έχει άμεση σχέση με εξωτερικούς χώρους εξετάστηκε η λειτουργικότητα της ιστοσελίδας σε τηλέφωνα.</text:span></text:p>
      <text:h text:style-name="P13" text:outline-level="2"><text:span text:style-name="T44">4</text:span><text:span text:style-name="T15">.</text:span><text:span text:style-name="T47">2</text:span><text:span text:style-name="T36"> </text:span><text:span text:style-name="T47">Χάρτες</text:span></text:h>
      <text:h text:style-name="P13" text:outline-level="2"><text:span text:style-name="T44">4</text:span><text:span text:style-name="T15">.</text:span><text:span text:style-name="T47">3</text:span><text:span text:style-name="T36"> </text:span><text:span text:style-name="T47">Χρονοδιάγραμμα</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el" style:country-asian="GR"/>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ΚΑΡΔΟΥΤΣΟΣ ΑΓΓΕΛΟΣ</meta:initial-creator>
    <meta:editing-cycles>10</meta:editing-cycles>
    <meta:creation-date>2021-06-04T17:31:00</meta:creation-date>
    <dc:date>2021-06-05T19:55:33.959139406</dc:date>
    <meta:editing-duration>PT3H42S</meta:editing-duration>
    <meta:generator>LibreOffice/6.4.7.2$Linux_X86_64 LibreOffice_project/40$Build-2</meta:generator>
    <meta:document-statistic meta:table-count="0" meta:image-count="0" meta:object-count="0" meta:page-count="5" meta:paragraph-count="44" meta:word-count="1432" meta:character-count="9717" meta:non-whitespace-character-count="83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